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Source Code Pro" svg:font-family="'Source Code Pro'"/>
    <style:font-face style:name="Ubuntu" svg:font-family="Ubuntu"/>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589cm" table:align="margins" style:writing-mode="lr-tb"/>
    </style:style>
    <style:style style:name="Table1.A" style:family="table-column">
      <style:table-column-properties style:column-width="16.589cm" style:rel-column-width="65535*"/>
    </style:style>
    <style:style style:name="Table1.A1" style:family="table-cell">
      <style:table-cell-properties fo:padding="0.097cm" fo:border="0.05pt solid #000000"/>
    </style:style>
    <style:style style:name="Table2" style:family="table">
      <style:table-properties style:width="16.589cm" table:align="margins" style:writing-mode="lr-tb"/>
    </style:style>
    <style:style style:name="Table2.A" style:family="table-column">
      <style:table-column-properties style:column-width="16.589cm" style:rel-column-width="65535*"/>
    </style:style>
    <style:style style:name="Table2.A1" style:family="table-cell">
      <style:table-cell-properties fo:padding="0.097cm" fo:border="0.05pt solid #000000"/>
    </style:style>
    <style:style style:name="Table3" style:family="table">
      <style:table-properties style:width="16.589cm" table:align="margins" style:writing-mode="lr-tb"/>
    </style:style>
    <style:style style:name="Table3.A" style:family="table-column">
      <style:table-column-properties style:column-width="16.589cm" style:rel-column-width="65535*"/>
    </style:style>
    <style:style style:name="Table3.A1" style:family="table-cell">
      <style:table-cell-properties fo:padding="0.097cm" fo:border="0.05pt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master-page-name="Standard">
      <style:paragraph-properties fo:line-height="100%" style:page-number="auto" fo:break-before="auto" fo:break-after="auto" style:writing-mode="lr-tb"/>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margin-top="0.101cm" fo:margin-bottom="0.101cm" loext:contextual-spacing="false" fo:line-height="150%" fo:text-align="center" style:justify-single-word="false" fo:break-before="auto" fo:break-after="auto" style:writing-mode="lr-tb"/>
      <style:text-properties fo:color="#000000" style:text-line-through-style="none" style:text-line-through-type="none" style:font-name="Arial" fo:font-size="11pt" fo:language="id" fo:country="ID"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top="0.101cm" fo:margin-bottom="0.101cm" loext:contextual-spacing="false" fo:line-height="150%" fo:text-align="justify" style:justify-single-word="false" fo:break-before="auto" fo:break-after="auto" style:writing-mode="lr-tb"/>
      <style:text-properties style:font-name="Verdana" fo:font-size="14pt" fo:language="id" fo:country="ID" fo:font-weight="bold" style:font-name-asian="Verdana" style:font-size-asian="14pt" style:font-weight-asian="bold" style:font-name-complex="Verdana" style:font-size-complex="14pt" style:font-weight-complex="bold"/>
    </style:style>
    <style:style style:name="P6" style:family="paragraph" style:parent-style-name="Standard">
      <style:paragraph-properties fo:margin-top="0.101cm" fo:margin-bottom="0.101cm" loext:contextual-spacing="false" fo:line-height="150%" fo:break-before="auto" fo:break-after="auto" style:writing-mode="lr-tb"/>
      <style:text-properties style:font-name="Verdana" fo:language="id" fo:country="ID" style:font-name-asian="Verdana" style:font-name-complex="Verdana"/>
    </style:style>
    <style:style style:name="P7" style:family="paragraph" style:parent-style-name="Standard">
      <style:paragraph-properties fo:margin-top="0.101cm" fo:margin-bottom="0.101cm" loext:contextual-spacing="false" fo:line-height="150%" fo:text-align="justify" style:justify-single-word="false" fo:break-before="auto" fo:break-after="auto" style:writing-mode="lr-tb"/>
      <style:text-properties style:font-name="Verdana" fo:language="id" fo:country="ID" style:font-name-asian="Verdana" style:font-name-complex="Verdana"/>
    </style:style>
    <style:style style:name="P8" style:family="paragraph" style:parent-style-name="Standard">
      <style:paragraph-properties fo:margin-top="0.101cm" fo:margin-bottom="0.101cm" loext:contextual-spacing="false" fo:line-height="150%" fo:break-before="auto" fo:break-after="auto" style:writing-mode="lr-tb"/>
      <style:text-properties style:font-name="Verdana" fo:language="id" fo:country="ID" fo:font-style="italic" style:font-name-asian="Verdana" style:font-style-asian="italic" style:font-name-complex="Verdana" style:font-style-complex="italic"/>
    </style:style>
    <style:style style:name="P9" style:family="paragraph" style:parent-style-name="Standard">
      <style:paragraph-properties fo:margin-top="0.101cm" fo:margin-bottom="0.101cm" loext:contextual-spacing="false" fo:line-height="150%" fo:break-before="auto" fo:break-after="auto" style:writing-mode="lr-tb"/>
      <style:text-properties fo:language="id" fo:country="ID"/>
    </style:style>
    <style:style style:name="P10" style:family="paragraph" style:parent-style-name="Standard">
      <style:paragraph-properties fo:margin-top="0.101cm" fo:margin-bottom="0.101cm" loext:contextual-spacing="false" fo:line-height="150%" fo:text-align="justify" style:justify-single-word="false" fo:break-before="auto" fo:break-after="auto" style:writing-mode="lr-tb"/>
      <style:text-properties fo:language="id" fo:country="ID"/>
    </style:style>
    <style:style style:name="P11" style:family="paragraph" style:parent-style-name="Standard" style:list-style-name="LS1">
      <style:paragraph-properties fo:margin-top="0.101cm" fo:margin-bottom="0.101cm" loext:contextual-spacing="false" fo:line-height="150%" fo:text-align="justify" style:justify-single-word="false" fo:break-before="auto" fo:break-after="auto" style:writing-mode="lr-tb"/>
      <style:text-properties fo:language="id" fo:country="ID"/>
    </style:style>
    <style:style style:name="P12" style:family="paragraph" style:parent-style-name="Standard" style:list-style-name="LS2">
      <style:paragraph-properties fo:margin-top="0.101cm" fo:margin-bottom="0.101cm" loext:contextual-spacing="false" fo:line-height="150%" fo:text-align="justify" style:justify-single-word="false" fo:break-before="auto" fo:break-after="auto" style:writing-mode="lr-tb"/>
      <style:text-properties fo:language="id" fo:country="ID"/>
    </style:style>
    <style:style style:name="P13" style:family="paragraph" style:parent-style-name="Standard" style:list-style-name="LS3">
      <style:paragraph-properties fo:margin-top="0.101cm" fo:margin-bottom="0.101cm" loext:contextual-spacing="false" fo:line-height="150%" fo:text-align="justify" style:justify-single-word="false" fo:break-before="auto" fo:break-after="auto" style:writing-mode="lr-tb"/>
      <style:text-properties fo:language="id" fo:country="ID"/>
    </style:style>
    <style:style style:name="P14" style:family="paragraph" style:parent-style-name="Standard" style:list-style-name="LS4">
      <style:paragraph-properties fo:margin-top="0.101cm" fo:margin-bottom="0.101cm" loext:contextual-spacing="false" fo:line-height="150%" fo:text-align="justify" style:justify-single-word="false" fo:break-before="auto" fo:break-after="auto" style:writing-mode="lr-tb"/>
      <style:text-properties fo:language="id" fo:country="ID" officeooo:paragraph-rsid="001471df"/>
    </style:style>
    <style:style style:name="P15" style:family="paragraph" style:parent-style-name="Standard">
      <style:paragraph-properties fo:margin-top="0.101cm" fo:margin-bottom="0.101cm" loext:contextual-spacing="false" fo:line-height="150%" fo:text-align="justify" style:justify-single-word="false" fo:break-before="auto" fo:break-after="auto" style:writing-mode="lr-tb"/>
      <style:text-properties fo:language="id" fo:country="ID" officeooo:paragraph-rsid="0017df79"/>
    </style:style>
    <style:style style:name="P16" style:family="paragraph" style:parent-style-name="Standard">
      <style:paragraph-properties fo:margin-top="0.101cm" fo:margin-bottom="0.101cm" loext:contextual-spacing="false" fo:line-height="150%" fo:break-before="auto" fo:break-after="auto" style:writing-mode="lr-tb"/>
      <style:text-properties fo:language="id" fo:country="ID" officeooo:paragraph-rsid="0017df79"/>
    </style:style>
    <style:style style:name="P17" style:family="paragraph" style:parent-style-name="Standard">
      <style:paragraph-properties fo:margin-top="0.101cm" fo:margin-bottom="0.101cm" loext:contextual-spacing="false" fo:line-height="150%" fo:break-before="auto" fo:break-after="auto" style:writing-mode="lr-tb"/>
    </style:style>
    <style:style style:name="P18" style:family="paragraph" style:parent-style-name="Standard" style:list-style-name="L1">
      <style:paragraph-properties fo:margin-top="0.101cm" fo:margin-bottom="0.101cm" loext:contextual-spacing="false" fo:line-height="150%" fo:text-align="justify" style:justify-single-word="false" fo:break-before="auto" fo:break-after="auto" style:writing-mode="lr-tb"/>
      <style:text-properties officeooo:paragraph-rsid="001471df"/>
    </style:style>
    <style:style style:name="P19" style:family="paragraph" style:parent-style-name="Standard" style:list-style-name="L2">
      <style:paragraph-properties fo:margin-top="0.101cm" fo:margin-bottom="0.101cm" loext:contextual-spacing="false" fo:line-height="150%" fo:text-align="justify" style:justify-single-word="false" fo:break-before="auto" fo:break-after="auto" style:writing-mode="lr-tb"/>
      <style:text-properties officeooo:paragraph-rsid="0017d96c"/>
    </style:style>
    <style:style style:name="P20" style:family="paragraph" style:parent-style-name="Standard" style:list-style-name="L4">
      <style:paragraph-properties fo:margin-top="0.101cm" fo:margin-bottom="0.101cm" loext:contextual-spacing="false" fo:line-height="150%" fo:break-before="auto" fo:break-after="auto" style:writing-mode="lr-tb"/>
      <style:text-properties officeooo:paragraph-rsid="0017df79"/>
    </style:style>
    <style:style style:name="P21" style:family="paragraph" style:parent-style-name="Standard">
      <style:paragraph-properties fo:margin-top="0.101cm" fo:margin-bottom="0.101cm" loext:contextual-spacing="false" fo:line-height="150%" fo:break-before="auto" fo:break-after="auto" style:writing-mode="lr-tb"/>
      <style:text-properties style:font-name="Source Code Pro" fo:language="id" fo:country="ID" style:font-name-asian="Source Code Pro" style:font-name-complex="Source Code Pro"/>
    </style:style>
    <style:style style:name="P22" style:family="paragraph" style:parent-style-name="Standard">
      <style:paragraph-properties fo:margin-top="0.101cm" fo:margin-bottom="0.101cm" loext:contextual-spacing="false" fo:line-height="150%" style:writing-mode="lr-tb"/>
      <style:text-properties fo:language="id" fo:country="ID"/>
    </style:style>
    <style:style style:name="P23" style:family="paragraph" style:parent-style-name="Standard" style:list-style-name="LS4">
      <style:paragraph-properties fo:margin-top="0.101cm" fo:margin-bottom="0.101cm" loext:contextual-spacing="false" fo:line-height="150%" fo:text-align="justify" style:justify-single-word="false" style:writing-mode="lr-tb"/>
      <style:text-properties fo:language="id" fo:country="ID" officeooo:paragraph-rsid="001471df"/>
    </style:style>
    <style:style style:name="P24" style:family="paragraph" style:parent-style-name="Standard">
      <style:paragraph-properties fo:margin-top="0.101cm" fo:margin-bottom="0.101cm" loext:contextual-spacing="false" fo:line-height="150%" fo:text-align="justify" style:justify-single-word="false" style:writing-mode="lr-tb"/>
      <style:text-properties fo:language="id" fo:country="ID" officeooo:paragraph-rsid="0017d96c"/>
    </style:style>
    <style:style style:name="P25" style:family="paragraph" style:parent-style-name="Standard">
      <style:paragraph-properties fo:margin-top="0.101cm" fo:margin-bottom="0.101cm" loext:contextual-spacing="false" fo:line-height="150%" fo:text-align="justify" style:justify-single-word="false" style:writing-mode="lr-tb"/>
      <style:text-properties fo:language="id" fo:country="ID" officeooo:paragraph-rsid="0017df79"/>
    </style:style>
    <style:style style:name="P26" style:family="paragraph" style:parent-style-name="Standard">
      <style:paragraph-properties fo:margin-top="0.101cm" fo:margin-bottom="0.101cm" loext:contextual-spacing="false" fo:line-height="150%" style:writing-mode="lr-tb"/>
      <style:text-properties fo:language="id" fo:country="ID" officeooo:paragraph-rsid="0017d96c"/>
    </style:style>
    <style:style style:name="P27" style:family="paragraph" style:parent-style-name="Standard">
      <style:paragraph-properties fo:margin-top="0.101cm" fo:margin-bottom="0.101cm" loext:contextual-spacing="false" fo:line-height="150%" style:writing-mode="lr-tb"/>
      <style:text-properties fo:language="id" fo:country="ID" officeooo:paragraph-rsid="0017df79"/>
    </style:style>
    <style:style style:name="P28" style:family="paragraph" style:parent-style-name="Standard" style:list-style-name="L1">
      <style:paragraph-properties fo:margin-top="0.101cm" fo:margin-bottom="0.101cm" loext:contextual-spacing="false" fo:line-height="150%" fo:text-align="justify" style:justify-single-word="false" style:writing-mode="lr-tb"/>
      <style:text-properties officeooo:paragraph-rsid="001471df"/>
    </style:style>
    <style:style style:name="P29" style:family="paragraph" style:parent-style-name="Standard" style:list-style-name="L1">
      <style:paragraph-properties fo:margin-top="0.101cm" fo:margin-bottom="0.101cm" loext:contextual-spacing="false" fo:line-height="150%" fo:text-align="justify" style:justify-single-word="false" style:writing-mode="lr-tb"/>
      <style:text-properties officeooo:paragraph-rsid="00161b57"/>
    </style:style>
    <style:style style:name="P30" style:family="paragraph" style:parent-style-name="Standard" style:list-style-name="L1">
      <style:paragraph-properties fo:margin-top="0.101cm" fo:margin-bottom="0.101cm" loext:contextual-spacing="false" fo:line-height="150%" fo:text-align="justify" style:justify-single-word="false" style:writing-mode="lr-tb"/>
      <style:text-properties officeooo:paragraph-rsid="0017d96c"/>
    </style:style>
    <style:style style:name="P31" style:family="paragraph" style:parent-style-name="Standard" style:list-style-name="L2">
      <style:paragraph-properties fo:margin-top="0.101cm" fo:margin-bottom="0.101cm" loext:contextual-spacing="false" fo:line-height="150%" fo:text-align="justify" style:justify-single-word="false" style:writing-mode="lr-tb"/>
      <style:text-properties officeooo:paragraph-rsid="0017d96c"/>
    </style:style>
    <style:style style:name="P32" style:family="paragraph" style:parent-style-name="Standard" style:list-style-name="L3">
      <style:paragraph-properties fo:margin-top="0.101cm" fo:margin-bottom="0.101cm" loext:contextual-spacing="false" fo:line-height="150%" style:writing-mode="lr-tb"/>
      <style:text-properties officeooo:paragraph-rsid="0017d96c"/>
    </style:style>
    <style:style style:name="P33" style:family="paragraph" style:parent-style-name="Standard" style:list-style-name="L3">
      <style:paragraph-properties fo:margin-top="0.101cm" fo:margin-bottom="0.101cm" loext:contextual-spacing="false" fo:line-height="150%" style:writing-mode="lr-tb"/>
      <style:text-properties officeooo:paragraph-rsid="0017df79"/>
    </style:style>
    <style:style style:name="P34" style:family="paragraph" style:parent-style-name="Standard" style:list-style-name="L4">
      <style:paragraph-properties fo:margin-top="0.101cm" fo:margin-bottom="0.101cm" loext:contextual-spacing="false" fo:line-height="150%" style:writing-mode="lr-tb"/>
      <style:text-properties officeooo:paragraph-rsid="0017df79"/>
    </style:style>
    <style:style style:name="P35" style:family="paragraph" style:parent-style-name="Standard" style:list-style-name="L4">
      <style:paragraph-properties fo:margin-top="0.101cm" fo:margin-bottom="0.101cm" loext:contextual-spacing="false" fo:line-height="150%" style:writing-mode="lr-tb"/>
      <style:text-properties style:font-name="Source Code Pro" fo:language="id" fo:country="ID" officeooo:paragraph-rsid="0017df79" style:font-name-asian="Source Code Pro" style:font-name-complex="Source Code Pro"/>
    </style:style>
    <style:style style:name="P36" style:family="paragraph" style:parent-style-name="Standard" style:master-page-name="First_20_Page">
      <style:paragraph-properties fo:margin-top="0.101cm" fo:margin-bottom="0.101cm" loext:contextual-spacing="false" fo:line-height="150%" fo:text-align="center" style:justify-single-word="false" style:page-number="auto" fo:break-before="auto" fo:break-after="auto" style:writing-mode="lr-tb"/>
      <style:text-properties fo:language="id" fo:country="ID"/>
    </style:style>
    <style:style style:name="P37" style:family="paragraph" style:parent-style-name="Standard" style:master-page-name="Standard">
      <style:paragraph-properties style:page-number="1"/>
    </style:style>
    <style:style style:name="P38" style:family="paragraph" style:parent-style-name="Heading_20_1">
      <style:paragraph-properties fo:margin-top="0.101cm" fo:margin-bottom="0.101cm" loext:contextual-spacing="false" fo:line-height="150%" fo:text-align="center" style:justify-single-word="false"/>
      <style:text-properties officeooo:rsid="0017df79" officeooo:paragraph-rsid="0017df79"/>
    </style:style>
    <style:style style:name="P39" style:family="paragraph" style:parent-style-name="Heading_20_1">
      <style:paragraph-properties fo:margin-top="0.101cm" fo:margin-bottom="0.101cm" loext:contextual-spacing="false" fo:line-height="150%" fo:text-align="center" style:justify-single-word="false" fo:break-before="page"/>
    </style:style>
    <style:style style:name="P40" style:family="paragraph" style:parent-style-name="Heading_20_2">
      <style:text-properties officeooo:paragraph-rsid="0017d96c"/>
    </style:style>
    <style:style style:name="P41" style:family="paragraph" style:parent-style-name="Heading_20_2">
      <style:paragraph-properties fo:margin-top="0.101cm" fo:margin-bottom="0.101cm" loext:contextual-spacing="false" fo:line-height="150%"/>
    </style:style>
    <style:style style:name="P42" style:family="paragraph" style:parent-style-name="Heading_20_3">
      <style:text-properties officeooo:paragraph-rsid="0017d96c"/>
    </style:style>
    <style:style style:name="P43" style:family="paragraph" style:parent-style-name="Title">
      <style:paragraph-properties fo:margin-top="0.101cm" fo:margin-bottom="0.101cm" loext:contextual-spacing="false" fo:line-height="150%" fo:break-before="auto" fo:break-after="auto"/>
      <style:text-properties style:font-name="Arial" officeooo:paragraph-rsid="0017df79"/>
    </style:style>
    <style:style style:name="P44" style:family="paragraph" style:parent-style-name="Contents_20_Heading">
      <style:paragraph-properties fo:text-align="center" style:justify-single-word="false"/>
    </style:style>
    <style:style style:name="P45" style:family="paragraph" style:parent-style-name="Contents_20_1">
      <style:paragraph-properties>
        <style:tab-stops>
          <style:tab-stop style:position="16.589cm" style:type="right" style:leader-style="dotted" style:leader-text="."/>
        </style:tab-stops>
      </style:paragraph-properties>
    </style:style>
    <style:style style:name="P46" style:family="paragraph" style:parent-style-name="Contents_20_4">
      <style:paragraph-properties>
        <style:tab-stops>
          <style:tab-stop style:position="15.092cm" style:type="right" style:leader-style="dotted" style:leader-text="."/>
        </style:tab-stops>
      </style:paragraph-properties>
    </style:style>
    <style:style style:name="P47" style:family="paragraph" style:parent-style-name="Contents_20_3">
      <style:paragraph-properties>
        <style:tab-stops>
          <style:tab-stop style:position="15.591cm" style:type="right" style:leader-style="dotted" style:leader-text="."/>
        </style:tab-stops>
      </style:paragraph-properties>
    </style:style>
    <style:style style:name="P48" style:family="paragraph" style:parent-style-name="Contents_20_2">
      <style:paragraph-properties>
        <style:tab-stops>
          <style:tab-stop style:position="16.09cm" style:type="right" style:leader-style="dotted" style:leader-text="."/>
        </style:tab-stops>
      </style:paragraph-properties>
    </style:style>
    <style:style style:name="T1" style:family="text">
      <style:text-properties style:font-name="Ubuntu" fo:font-style="italic" style:font-name-asian="Ubuntu" style:font-style-asian="italic" style:font-name-complex="Ubuntu" style:font-style-complex="italic"/>
    </style:style>
    <style:style style:name="T2" style:family="text">
      <style:text-properties style:font-name="Ubuntu" style:font-name-asian="Ubuntu" style:font-name-complex="Ubuntu"/>
    </style:style>
    <style:style style:name="T3" style:family="text">
      <style:text-properties style:font-name="Verdana" fo:font-size="14pt" fo:font-weight="bold" style:font-name-asian="Verdana" style:font-size-asian="14pt" style:font-weight-asian="bold" style:font-name-complex="Verdana" style:font-size-complex="14pt" style:font-weight-complex="bold"/>
    </style:style>
    <style:style style:name="T4" style:family="text">
      <style:text-properties style:font-name="Verdana" fo:font-size="14pt" fo:font-weight="bold" officeooo:rsid="0017df79" style:font-name-asian="Verdana" style:font-size-asian="14pt" style:font-weight-asian="bold" style:font-name-complex="Verdana" style:font-size-complex="14pt" style:font-weight-complex="bold"/>
    </style:style>
    <style:style style:name="T5" style:family="text">
      <style:text-properties style:font-name="Verdana" style:font-name-asian="Verdana" style:font-name-complex="Verdana"/>
    </style:style>
    <style:style style:name="T6" style:family="text">
      <style:text-properties style:font-name="Verdana" fo:font-weight="bold" style:font-name-asian="Verdana" style:font-weight-asian="bold" style:font-name-complex="Verdana" style:font-weight-complex="bold"/>
    </style:style>
    <style:style style:name="T7" style:family="text">
      <style:text-properties style:font-name="Verdana" fo:font-style="italic" style:font-name-asian="Verdana" style:font-style-asian="italic" style:font-name-complex="Verdana" style:font-style-complex="italic"/>
    </style:style>
    <style:style style:name="T8" style:family="text">
      <style:text-properties style:font-name="Verdana" fo:language="id" fo:country="ID" style:font-name-asian="Verdana" style:font-name-complex="Verdana"/>
    </style:style>
    <style:style style:name="T9" style:family="text">
      <style:text-properties style:font-name="Verdana" fo:language="id" fo:country="ID" fo:font-weight="bold" style:font-name-asian="Verdana" style:font-weight-asian="bold" style:font-name-complex="Verdana" style:font-weight-complex="bold"/>
    </style:style>
    <style:style style:name="T10" style:family="text">
      <style:text-properties style:font-name="Verdana" fo:language="id" fo:country="ID" fo:font-weight="bold" officeooo:rsid="0017d96c" style:font-name-asian="Verdana" style:font-weight-asian="bold" style:font-name-complex="Verdana" style:font-weight-complex="bold"/>
    </style:style>
    <style:style style:name="T11" style:family="text">
      <style:text-properties style:font-name="Verdana" fo:font-style="normal" fo:font-weight="bold" style:font-name-asian="Verdana" style:font-style-asian="normal" style:font-weight-asian="bold" style:font-name-complex="Verdana" style:font-style-complex="normal" style:font-weight-complex="bold"/>
    </style:style>
    <style:style style:name="T12" style:family="text">
      <style:text-properties style:font-name="Source Code Pro" style:font-name-asian="Source Code Pro" style:font-name-complex="Source Code Pro"/>
    </style:style>
    <style:style style:name="T13" style:family="text">
      <style:text-properties style:font-name="Source Code Pro" fo:language="id" fo:country="ID" style:font-name-asian="Source Code Pro" style:font-name-complex="Source Code Pro"/>
    </style:style>
    <style:style style:name="T14" style:family="text">
      <style:text-properties fo:font-size="16pt" fo:font-weight="bold" style:font-name-asian="Georgia" style:font-size-asian="16pt" style:font-weight-asian="bold" style:font-name-complex="Georgia" style:font-size-complex="16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4"/>
      <text:p text:style-name="P4"/>
      <text:p text:style-name="P4"/>
      <text:p text:style-name="P4"/>
      <text:p text:style-name="P4"/>
      <text:p text:style-name="P4"/>
      <text:p text:style-name="P4"/>
      <text:p text:style-name="P4"/>
      <text:p text:style-name="P4"/>
      <text:p text:style-name="P4"/>
      <text:p text:style-name="P43"><text:bookmark-start text:name="__RefHeading__9153_1394287146"/><text:span text:style-name="T14">PANDUAN</text:span> DASAR<text:span text:style-name="T14"> PEMAKETAN BLANKON</text:span><text:bookmark-end text:name="__RefHeading__9153_1394287146"/></text:p>
      <text:p text:style-name="P3"><text:span text:style-name="T14">Disusun oleh:<text:line-break/>Komunitas Pengembang BlankOn</text:span></text:p>
      <text:p text:style-name="P37"><text:bookmark-start text:name="__RefHeading__9137_1394287146"/><text:bookmark-end text:name="__RefHeading__9137_1394287146"/></text:p>
      <text:table-of-content text:style-name="Sect1" text:name="Table of Contents1">
        <text:table-of-content-source text:outline-level="10" text:use-index-source-styles="true">
          <text:index-title-template text:style-name="">DAFTAR ISI</text:index-title-template>
          <text:table-of-content-entry-template text:outline-level="1"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 text:style-name="Title"/>
          </text:index-source-styles>
        </text:table-of-content-source>
        <text:index-body>
          <text:index-title text:style-name="Sect1" text:name="Table of Contents1_Head">
            <text:p text:style-name="P44">DAFTAR ISI</text:p>
          </text:index-title>
          <text:p text:style-name="P45"><text:a xlink:type="simple" xlink:href="#__RefHeading__9153_1394287146" text:style-name="Index_20_Link" text:visited-style-name="Index_20_Link">PANDUAN DASAR PEMAKETAN BLANKON<text:tab/>1</text:a></text:p>
          <text:p text:style-name="P45"><text:a xlink:type="simple" xlink:href="#__RefHeading__9139_1394287146" text:style-name="Index_20_Link" text:visited-style-name="Index_20_Link">BAGAIMANA MEMAKETKAN DI BLANKON<text:tab/>2</text:a></text:p>
          <text:p text:style-name="P48"><text:a xlink:type="simple" xlink:href="#__RefHeading__9141_1394287146" text:style-name="Index_20_Link" text:visited-style-name="Index_20_Link">A. Pengantar<text:tab/>2</text:a></text:p>
          <text:p text:style-name="P48"><text:a xlink:type="simple" xlink:href="#__RefHeading__9143_1394287146" text:style-name="Index_20_Link" text:visited-style-name="Index_20_Link">B. Prasyarat<text:tab/>3</text:a></text:p>
          <text:p text:style-name="P48"><text:a xlink:type="simple" xlink:href="#__RefHeading__9145_1394287146" text:style-name="Index_20_Link" text:visited-style-name="Index_20_Link">C. Memulai<text:tab/>5</text:a></text:p>
          <text:p text:style-name="P47"><text:a xlink:type="simple" xlink:href="#__RefHeading__9147_1394287146" text:style-name="Index_20_Link" text:visited-style-name="Index_20_Link">1. Paket Binary dan Paket Source<text:tab/>5</text:a></text:p>
          <text:p text:style-name="P47"><text:a xlink:type="simple" xlink:href="#__RefHeading__9149_1394287146" text:style-name="Index_20_Link" text:visited-style-name="Index_20_Link">2. Peralatan Pemaketan<text:tab/>5</text:a></text:p>
          <text:p text:style-name="P47"><text:a xlink:type="simple" xlink:href="#__RefHeading__9151_1394287146" text:style-name="Index_20_Link" text:visited-style-name="Index_20_Link">3. Mulai membangun paket<text:tab/>8</text:a></text:p>
          <text:p text:style-name="P46"><text:a xlink:type="simple" xlink:href="#__RefHeading__10512_1394287146" text:style-name="Index_20_Link" text:visited-style-name="Index_20_Link">I. Membangun paket dengan dpkg-buildpackage<text:tab/>9</text:a></text:p>
          <text:p text:style-name="P46"><text:a xlink:type="simple" xlink:href="#__RefHeading__10514_1394287146" text:style-name="Index_20_Link" text:visited-style-name="Index_20_Link">II. Membangun paket dengan pbuilder<text:tab/>13</text:a></text:p>
        </text:index-body>
      </text:table-of-content>
      <text:h text:style-name="P38" text:outline-level="1"/>
      <text:h text:style-name="P39" text:outline-level="1"><text:bookmark-start text:name="__RefHeading__9139_1394287146"/><text:span text:style-name="T4">BAGAIMANA MEMAKETKAN DI</text:span><text:span text:style-name="T3"> BLANKON</text:span><text:bookmark-end text:name="__RefHeading__9139_1394287146"/></text:h>
      <text:p text:style-name="P5"/>
      <text:p text:style-name="P10"><text:span text:style-name="T5"><text:tab/>Pemaketan adalah membuat paket Debian dari kode sumber agar mampu dipasang dalam direktori system dan menggunakan konfigurasi yang telah ditentukan.</text:span></text:p>
      <text:h text:style-name="P41" text:outline-level="2"><text:bookmark-start text:name="__RefHeading__9141_1394287146"/><text:span text:style-name="T11">A. Pengantar</text:span><text:bookmark-end text:name="__RefHeading__9141_1394287146"/></text:h>
      <text:p text:style-name="P10"><text:span text:style-name="T5"><text:tab/>Panduan ini ditujukan bagi Anda yang ingin membuat dan mengelola paket BlankOn. Meskipun beberapa konsep dalam panduan ini dapat digunakan untuk membuat paket binary untuk penggunaan pribadi, panduan ini didesain untuk mereka yang ingin mendistribusikan paket ke, dan, untuk orang lain. Panduan ini dapat berguna untuk distribusi lain yang berbasis Debian.</text:span></text:p>
      <text:p text:style-name="P9"><text:span text:style-name="T5"><text:tab/>Mungkin ada beberapa alasan yang mendasari Anda ketika belajar cara memaketkan program untuk BlankOn:</text:span></text:p>
      <text:list xml:id="list4602971036904351176" text:style-name="LS1">
        <text:list-item>
          <text:p text:style-name="P11"><text:span text:style-name="T5">Membuat dan memperbaiki paket BlankOn adalah salah satu cara yang bagus untuk berkontribusi bagi komunitas BlankOn.</text:span></text:p>
        </text:list-item>
      </text:list>
      <text:list xml:id="list5504241234449572810" text:style-name="LS2">
        <text:list-item>
          <text:p text:style-name="P12"><text:span text:style-name="T5">Cara ini merupakan cara yang baik untuk mengetahui bagaimana BlankOn dan aplikasi yang telah Anda instal bekerja.</text:span></text:p>
        </text:list-item>
      </text:list>
      <text:list xml:id="list1583143186195111724" text:style-name="LS3">
        <text:list-item>
          <text:p text:style-name="P13"><text:span text:style-name="T5">Mungkin Anda ingin menginstal sebuah paket yang tidak ada dalam lumbung paket BlankOn.</text:span></text:p>
        </text:list-item>
      </text:list>
      <text:list xml:id="list5981204997371253044" text:style-name="LS4">
        <text:list-item>
          <text:p text:style-name="P14"><text:span text:style-name="T5">Kenapa panduan pemaketan ini diperlukan?</text:span></text:p>
          <text:p text:style-name="P23"><text:span text:style-name="T5">Karena cara ini paling efisien untuk membuat suatu paket yang belum ada dalam lumbung paket. Atau mungkin selama ini kita hanya mengenal cara manual dalam hal menginstall paket baru yang belum ada dalam lumbung paket <text:s/></text:span><text:span text:style-name="T7">make install.</text:span><text:span text:style-name="T5"> Sayangnya cara manual ini </text:span><text:soft-page-break/><text:span text:style-name="T5">hanya bersifat sementara saat kita memasangnya dan tidak bisa kita bagi ke teman atau ke distro basis Debian lainnya.</text:span></text:p>
        </text:list-item>
      </text:list>
      <text:p text:style-name="P22"><text:span text:style-name="T5"><text:tab/>Semoga setelah selesai membaca panduan ini Anda memiliki perkakas dan pengetahuan yang cukup untuk melakukan semua itu.</text:span></text:p>
      <text:h text:style-name="P41" text:outline-level="2"><text:bookmark-start text:name="__RefHeading__9143_1394287146"/><text:span text:style-name="T11">B. Prasyarat</text:span><text:bookmark-end text:name="__RefHeading__9143_1394287146"/></text:h>
      <text:p text:style-name="P10"><text:span text:style-name="T5"><text:tab/>Panduan ini mengasumsikan bahwa kita sudah memiliki pengetahuan yang cukup untuk membangun dan menginstal perangkat lunak dari source pada suatu distribusi Linux. Panduan ini juga menggunakan</text:span><text:span text:style-name="T7"> Command Line Interface (CLI)</text:span><text:span text:style-name="T5"> di seluruh bagian, jadi Anda harus terbiasa untuk menggunakan console terminal.</text:span></text:p>
      <text:p text:style-name="P10"><text:span text:style-name="T5"><text:tab/>Banyak perkakas yang dapat membantu pemeliharaan paket dalam berkerja, namun pada penjelasan berikut tidak memberikan penjelasan yang mendetail, karena setiap perkakas memiliki dokumentasi komprehensif sendiri.</text:span></text:p>
      <text:p text:style-name="P10"><text:span text:style-name="T5"><text:tab/>Setidaknya Anda juga dapat menggunakan hal berikut:</text:span></text:p>
      <text:list xml:id="list29027625334650263" text:style-name="L1">
        <text:list-item>
          <text:p text:style-name="P18"><text:span text:style-name="T9">make</text:span><text:span text:style-name="T8">:<text:line-break/>GNU Make adalah perkakas yang sangat penting untuk membangun perangkat lunak. Digunakan untuk mengubah tugas kompilasi yang kompleks menjadi mudah. Sangat penting untuk tahu bagaimana menggunakannya karena kami akan menyimpan informasi mengenai proses pembuatan paket di dalam Makefile. Dokumentasi tersedia pada situs GNU [</text:span><text:a xlink:type="simple" xlink:href="http://www.gnu.org/software/make/manual/make.html" text:style-name="Internet_20_link" text:visited-style-name="Visited_20_Internet_20_Link">http://www.gnu.org/software/make/manual/make.html</text:a><text:span text:style-name="T8">].</text:span></text:p>
        </text:list-item>
        <text:list-item>
          <text:p text:style-name="P28"><text:span text:style-name="T9">./configure</text:span><text:span text:style-name="T8">:<text:line-break/>Skrip ini disertakan di hampir semua source Linux, khususnya di perangkat lunak yang ditulis menggunakan bahasa kompilasi seperti C dan C++. Skrip ini digunakan untuk membuat Makefile (berkas yang digunakan oleh make) yang terkonfigurasi sesuai dengan sistem </text:span><text:soft-page-break/><text:span text:style-name="T8">komputer yang Anda gunakan. Alat pembuatan paket standar Debian menggunakan skrip ini, jadi Anda diharapkan mengetahui apa yang skrip configure lakukan. Informasi tentang configure dapat ditemukan dalam dokumentasi make.</text:span></text:p>
        </text:list-item>
        <text:list-item>
          <text:p text:style-name="P28"><text:span text:style-name="T9">apt/dpkg</text:span><text:span text:style-name="T8">:<text:line-break/>Selain digunakan untuk menginstal program apt dan dpkg memiliki banyak fitur yang berguna untuk pembuatan paket.</text:span></text:p>
        </text:list-item>
        <text:list-item>
          <text:p text:style-name="P28"><text:span text:style-name="T9">apt-cache dump</text:span><text:span text:style-name="T8">: </text:span></text:p>
          <text:p text:style-name="P28"><text:span text:style-name="T8">Menampilkan daftar setiap paket dalam cache. Paket ini sangat berguna apabila digunakan bersama grep pipe seperti apt-cache dump | grep foo untuk mencari paket yang nama atau dependencies-nya menyertakan “foo”.</text:span></text:p>
        </text:list-item>
        <text:list-item>
          <text:p text:style-name="P28"><text:span text:style-name="T9">apt-cache policy</text:span><text:span text:style-name="T8">:</text:span></text:p>
          <text:p text:style-name="P29"><text:span text:style-name="T8">Menampilkan daftar repository (main/extras/restricted/extras-restricted) dimana suatu paket tersebut ada.</text:span></text:p>
        </text:list-item>
        <text:list-item>
          <text:p text:style-name="P29"><text:span text:style-name="T9">apt-cache show</text:span><text:span text:style-name="T8">:</text:span></text:p>
          <text:p text:style-name="P29"><text:span text:style-name="T8">Menampilkan informasi mengenai paket binary.</text:span></text:p>
        </text:list-item>
        <text:list-item>
          <text:p text:style-name="P29"><text:span text:style-name="T9">apt-cache showsrc</text:span><text:span text:style-name="T8">:</text:span></text:p>
          <text:p text:style-name="P29"><text:span text:style-name="T8">Menampilkan informasi mengenai paket source.</text:span></text:p>
        </text:list-item>
        <text:list-item>
          <text:p text:style-name="P29"><text:span text:style-name="T9">apt-cache rdepends</text:span><text:span text:style-name="T8">:</text:span></text:p>
          <text:p text:style-name="P29"><text:span text:style-name="T8">Menampilkan reverse dependencies unutk sebuat paket (yang dibutuhkan paket untuk melakukan query).</text:span></text:p>
        </text:list-item>
        <text:list-item>
          <text:p text:style-name="P29"><text:span text:style-name="T9">dpkg -S</text:span><text:span text:style-name="T8">:</text:span></text:p>
          <text:p text:style-name="P29"><text:span text:style-name="T8">Menampilkan daftar paket binary yang dimiliki oleh suatu berkas tertentu.</text:span></text:p>
        </text:list-item>
        <text:list-item>
          <text:p text:style-name="P29"><text:span text:style-name="T9">dpkg -l</text:span><text:span text:style-name="T8">:</text:span></text:p>
          <text:p text:style-name="P29"><text:soft-page-break/><text:span text:style-name="T8">Menampilkan daftar paket yang baru saja dipasang. Perintah ini mirip dengan apt-cache dump tetapi hanya untuk paket yang dipasang.</text:span></text:p>
        </text:list-item>
        <text:list-item>
          <text:p text:style-name="P29"><text:span text:style-name="T9">dpkg -c</text:span><text:span text:style-name="T8">:</text:span></text:p>
          <text:p text:style-name="P29"><text:span text:style-name="T8">Menampilkan daftar isi dari paket binary. Berguna untuk memastikan bahwa berkas sudah terinstal di tempat yang benar.</text:span></text:p>
        </text:list-item>
        <text:list-item>
          <text:p text:style-name="P29"><text:span text:style-name="T9">dpkg -f</text:span><text:span text:style-name="T8">:</text:span></text:p>
          <text:p text:style-name="P29"><text:span text:style-name="T8">Menampilkan berkas control untuk paket binary. Berguna untuk memastikan bahwa dependencies sudah benar.</text:span></text:p>
        </text:list-item>
        <text:list-item>
          <text:p text:style-name="P30"><text:span text:style-name="T9">Grep-dctrl</text:span><text:span text:style-name="T8"> :</text:span></text:p>
          <text:p text:style-name="P30"><text:span text:style-name="T8">Mencari informasi khusus di dalam paket. Merupakan penggunaan khusus dari paket grep (tapi tidak terinstal secara baku).</text:span></text:p>
        </text:list-item>
      </text:list>
      <text:h text:style-name="P40" text:outline-level="2"><text:bookmark-start text:name="__RefHeading__9145_1394287146"/><text:span text:style-name="T11">C. Memulai</text:span><text:bookmark-end text:name="__RefHeading__9145_1394287146"/></text:h>
      <text:h text:style-name="P42" text:outline-level="3"><text:bookmark-start text:name="__RefHeading__9147_1394287146"/><text:span text:style-name="T9">1. Paket Binary dan Paket Source</text:span><text:bookmark-end text:name="__RefHeading__9147_1394287146"/></text:h>
      <text:p text:style-name="P24"><text:span text:style-name="T5"><text:tab/>Sebagian besar pengguna distribusi berbasis Debian seperti halnya BlankOn tidak akan pernah berurusan dengan kode sumber sebenarnya yang digunakan untuk membuat aplikasi di komputer mereka. Kode sumber melainkan dikompilasi menjadi paket binary dari paket source yang berisi kode sumber itu sendiri dan aturan untuk membuat paket binary. Pemaket mengunggah paket source dengan perubahan yang telah mereka lakukan untuk sistem build lalu mengkompilasi paket binary untuk setiap arsitektur komputer. Sebuah sistem yang terpisah lalu mendistribusikan paket .deb dan source yang telah berubah ke lumbung paket.</text:span></text:p>
      <text:h text:style-name="Heading_20_3" text:outline-level="3"><text:bookmark-start text:name="__RefHeading__9149_1394287146"/><text:span text:style-name="T10">2. </text:span><text:span text:style-name="T9">Peralatan Pemaketan</text:span><text:bookmark-end text:name="__RefHeading__9149_1394287146"/></text:h>
      <text:p text:style-name="P24"><text:span text:style-name="T5"><text:tab/>Ada banyak perkakas yang dibuat khusus untuk pemaketan di sistem berbasis Debian. Kebanyakan dari perkakas tersebut tidak penting untuk </text:span><text:soft-page-break/><text:span text:style-name="T5">membuat paket namun sangat berguna dan sering mengotomatisasi pekerjaan yang diulang. Halaman man dan info yang menyertai mereka adalah sumber informasi yang berharga. Daftar paket berikut dirasa berguna untuk memulai pemaketan:</text:span></text:p>
      <text:list xml:id="list7390686337949937550" text:style-name="L2">
        <text:list-item>
          <text:p text:style-name="P19"><text:span text:style-name="T9">build-essential</text:span></text:p>
          <text:p text:style-name="P31"><text:span text:style-name="T8">Metapackage yang bergantung pada libc6-dev, gcc, g++, make, and dpkg-dev. Satu paket yang mungkin kurang Anda kenali adalah dpkg-dev. Paket ini mengandung perkakas seperti dpkg-buildpackage dan dpkg-source yang digunakan untuk membuat, membongkar, dan membangun paket source maupun binary.</text:span></text:p>
        </text:list-item>
        <text:list-item>
          <text:p text:style-name="P31"><text:span text:style-name="T9">Devscripts</text:span></text:p>
          <text:p text:style-name="P31"><text:span text:style-name="T8">Paket devscripts berisi banyak program yang membantu beragam pekerjaan pengembang Debian:</text:span></text:p>
          <text:list>
            <text:list-item>
              <text:p text:style-name="P31"><text:span text:style-name="T9">debuild</text:span><text:span text:style-name="T8"> memungkinkan menghasilkan sebuah paket (dengan</text:span><text:span text:style-name="T9"> dpkg-buildpackage</text:span><text:span text:style-name="T8">) dan menjalankan</text:span><text:span text:style-name="T9"> Lintian</text:span><text:span text:style-name="T8"> untuk memeriksa kesesuaian dengan kebijakan Debian.</text:span></text:p>
            </text:list-item>
            <text:list-item>
              <text:p text:style-name="P31"><text:span text:style-name="T9">debclean</text:span><text:span text:style-name="T8"> membersihkan paket sumber setelah paket binari dihasilkan,</text:span></text:p>
            </text:list-item>
            <text:list-item>
              <text:p text:style-name="P31"><text:span text:style-name="T9">dch</text:span><text:span text:style-name="T8"> memungkinkan penyuntingan cepat dan mudah dari berkas</text:span><text:span text:style-name="T9"> debian/changelog</text:span><text:span text:style-name="T8"> dalam paket sumber,</text:span></text:p>
            </text:list-item>
            <text:list-item>
              <text:p text:style-name="P31"><text:span text:style-name="T9">uscan</text:span><text:span text:style-name="T8"> memeriksa apakah terdapat versi baru perangkat lunak yang dirilis oleh penulis upstream; hal ini membutuhkan berkas</text:span><text:span text:style-name="T9"> debian/watch</text:span><text:span text:style-name="T8"> dengan deskripsi dari lokasi rilis,</text:span></text:p>
            </text:list-item>
            <text:list-item>
              <text:p text:style-name="P31"><text:span text:style-name="T9">debi</text:span><text:span text:style-name="T8"> memungkinkan memasang (dengan</text:span><text:span text:style-name="T9"> dpkg -i</text:span><text:span text:style-name="T8">) paket Debian yang baru saja dibuat, dan menghindari mengetik nama lengkap dan path,</text:span></text:p>
            </text:list-item>
            <text:list-item>
              <text:p text:style-name="P31"><text:soft-page-break/><text:span text:style-name="T8">Hal yang mirip,</text:span><text:span text:style-name="T9"> debc</text:span><text:span text:style-name="T8"> memungkinkan pencarian isi dari paket yang baru dibuat (dengan</text:span><text:span text:style-name="T9"> dpkg -c</text:span><text:span text:style-name="T8">), tanpa harus mengetik nama lengkap dan path,</text:span></text:p>
            </text:list-item>
            <text:list-item>
              <text:p text:style-name="P31"><text:span text:style-name="T9">bts</text:span><text:span text:style-name="T8"> mengendalikan sistem pelacakan kutu(bug) dari command line; program ini secara otomatis menghasilkan pesan seperlunya.</text:span></text:p>
            </text:list-item>
            <text:list-item>
              <text:p text:style-name="P31"><text:span text:style-name="T9">debrelease</text:span><text:span text:style-name="T8"> mengunggah paket yang baru dibuat ke server remote, tanpa harus mengisi nama lengkap dan path dari berkas</text:span><text:span text:style-name="T9"> .changes</text:span><text:span text:style-name="T8"> terkait.</text:span></text:p>
            </text:list-item>
            <text:list-item>
              <text:p text:style-name="P31"><text:span text:style-name="T9">debsign</text:span><text:span text:style-name="T8"> menandakan berkas</text:span><text:span text:style-name="T9"> *.dsc</text:span><text:span text:style-name="T8"> dan</text:span><text:span text:style-name="T9"> *.changes</text:span></text:p>
            </text:list-item>
            <text:list-item>
              <text:p text:style-name="P31"><text:span text:style-name="T9">uupdate</text:span><text:span text:style-name="T8"> proses pembuatan dari revisi baru paket saat versi upstream telah dirilis.</text:span></text:p>
            </text:list-item>
          </text:list>
        </text:list-item>
      </text:list>
      <text:p text:style-name="P26"><text:span text:style-name="T5"><text:tab/>Beberapa yang sering digunakan adalah debdiff, dch, debuild, dan debsign:</text:span></text:p>
      <text:list xml:id="list3579049594239442890" text:style-name="L3">
        <text:list-item>
          <text:p text:style-name="P32"><text:span text:style-name="T9">debhelper dan dh-make</text:span></text:p>
          <text:p text:style-name="P32"><text:span text:style-name="T8">Skrip untuk mengotomatisasi tugas pembuatan paket. dh-make dapat digunakan untuk membuat "debianization" dan menyediakan banyak berkas contoh,</text:span></text:p>
        </text:list-item>
        <text:list-item>
          <text:p text:style-name="P32"><text:span text:style-name="T9">diff dan patch</text:span></text:p>
          <text:p text:style-name="P32"><text:span text:style-name="T8">Digunakan untuk membuat dan menerapkan patch, berturut-turut. Kedua aplikasi tersebut sering digunakan dalam pembuatan paket karena lebih mudah, bersih dan efisien untuk menampilkan perubahan kecil sebagai patch daripada harus menggunakan banyak salinan berkas,</text:span></text:p>
        </text:list-item>
        <text:list-item>
          <text:p text:style-name="P32"><text:span text:style-name="T9">gnupg</text:span></text:p>
        </text:list-item>
        <text:list-item>
          <text:p text:style-name="P32"><text:span text:style-name="T8">Pengganti dari PGP yang lengkap dan bebas untuk digunakan menandatangani berkas secara digital (termasuk juga paket),</text:span></text:p>
        </text:list-item>
        <text:list-item>
          <text:p text:style-name="P32"><text:soft-page-break/><text:span text:style-name="T9">fakeroot</text:span></text:p>
          <text:p text:style-name="P32"><text:span text:style-name="T8">Melakukan simulasi bagaimana cara menjalankan perintah dengan hak akses root. Hal ini sangat berguna bila Anda ingin membuat paket binary dari pengguna biasa,</text:span></text:p>
        </text:list-item>
        <text:list-item>
          <text:p text:style-name="P32"><text:span text:style-name="T9">lintian</text:span></text:p>
          <text:p text:style-name="P32"><text:span text:style-name="T8">Membedah paket Debian, pelaporan bug, dan pelanggaran Kebijakan. Paket ini berisi pemeriksaan otomatis untuk banyak aspek dari Kebijakan Debian seperti halnya error umum,</text:span></text:p>
        </text:list-item>
        <text:list-item>
          <text:p text:style-name="P33"><text:span text:style-name="T9">pbuilder</text:span></text:p>
          <text:p text:style-name="P33"><text:span text:style-name="T8">Membangun sistem chroot dan membuat paket di dalam chroot. Merupakan sistem yang ideal untuk digunakan jika sebelumnya sebuah paket diperiksa apakah telah memiliki dependency yang tepat serta membangun paket yang bersih dan siap untuk diuji serta didistribusikan.</text:span></text:p>
        </text:list-item>
      </text:list>
      <text:p text:style-name="P10"><text:span text:style-name="T5"><text:tab/>Sebelum membangun paket, diwajibkan untuk memasang pustaka paket berikut ini :</text:span></text:p>
      <text:p text:style-name="P10"><text:span text:style-name="T5">sudo apt-get install devscripts build-essential fakeroot debhelper gnupg pbuilder dh-make dpkg-dev ubuntu-dev-tools</text:span></text:p>
      <text:h text:style-name="Heading_20_3" text:outline-level="3"><text:bookmark-start text:name="__RefHeading__9151_1394287146"/><text:span text:style-name="T6">3. Mulai membangun paket</text:span><text:bookmark-end text:name="__RefHeading__9151_1394287146"/></text:h>
      <text:list xml:id="list5575872155941423717" text:style-name="L4">
        <text:list-item>
          <text:p text:style-name="P20"><text:span text:style-name="T5">Informasi pribadi :</text:span></text:p>
        </text:list-item>
      </text:list>
      <table:table table:name="Table1" table:style-name="Table1">
        <table:table-column table:style-name="Table1.A"/>
        <table:table-row>
          <table:table-cell table:style-name="Table1.A1" office:value-type="string">
            <text:p text:style-name="P16"><text:span text:style-name="T12">$ nano ~/.bashrc</text:span></text:p>
            <text:p text:style-name="P16"><text:span text:style-name="T12">(isi pada baris terakhir)</text:span></text:p>
            <text:p text:style-name="P16"><text:span text:style-name="T12">export DEBFULLNAME=”Joe Hacker” (sesuaikan dengan nama Anda)</text:span></text:p>
            <text:p text:style-name="P27"><text:span text:style-name="T12">export DEBMAIL=”joe.hacker@bungker.com” (sesuaikan dengan e-mail Anda)</text:span></text:p>
          </table:table-cell>
        </table:table-row>
      </table:table>
      <text:list xml:id="list104160688540902" text:continue-numbering="true" text:style-name="L4">
        <text:list-header>
          <text:p text:style-name="P34"><text:span text:style-name="T5"/></text:p>
        </text:list-header>
        <text:list-item>
          <text:p text:style-name="P34"><text:soft-page-break/><text:span text:style-name="T8">Memeriksa informasi pribadi yang telah dibuat</text:span></text:p>
        </text:list-item>
      </text:list>
      <table:table table:name="Table2" table:style-name="Table2">
        <table:table-column table:style-name="Table2.A"/>
        <table:table-row>
          <table:table-cell table:style-name="Table2.A1" office:value-type="string">
            <text:p text:style-name="P16"><text:span text:style-name="T12">$ source ~/.bashrc</text:span></text:p>
            <text:p text:style-name="P27"><text:span text:style-name="T12">$ export | grep DEB</text:span></text:p>
          </table:table-cell>
        </table:table-row>
      </table:table>
      <text:list xml:id="list104158888599888" text:continue-numbering="true" text:style-name="L4">
        <text:list-header>
          <text:p text:style-name="P34"/>
        </text:list-header>
        <text:list-item>
          <text:p text:style-name="P34"><text:span text:style-name="T8">Membuat kunci pribadi</text:span></text:p>
        </text:list-item>
      </text:list>
      <table:table table:name="Table3" table:style-name="Table3">
        <table:table-column table:style-name="Table3.A"/>
        <table:table-row>
          <table:table-cell table:style-name="Table3.A1" office:value-type="string">
            <text:p text:style-name="P16"><text:span text:style-name="T12">$ gpg –gen-key</text:span></text:p>
            <text:p text:style-name="P16"><text:span text:style-name="T5">(Buat)</text:span></text:p>
            <text:p text:style-name="P16"><text:span text:style-name="T12">Real name: Joe Hacker (Nama = Nama Anda)</text:span></text:p>
            <text:p text:style-name="P16"><text:span text:style-name="T12">E-mail address: joe.hacker@bungker.com (e-mail = e-mail Anda)</text:span></text:p>
            <text:p text:style-name="P27"><text:span text:style-name="T12">Passphrase: hanyatest (buat password anda)</text:span></text:p>
          </table:table-cell>
        </table:table-row>
      </table:table>
      <text:list xml:id="list104159195280996" text:continue-numbering="true" text:style-name="L4">
        <text:list-header>
          <text:p text:style-name="P35"/>
        </text:list-header>
      </text:list>
      <text:p text:style-name="P16"><text:span text:style-name="T5">Ada 2 cara yang umum digunakan dalam membangun paket :</text:span></text:p>
      <text:h text:style-name="Heading_20_4" text:outline-level="4"><text:bookmark-start text:name="__RefHeading__10512_1394287146"/><text:span text:style-name="T6">I. Membangun paket dengan dpkg-buildpackage</text:span><text:bookmark-end text:name="__RefHeading__10512_1394287146"/></text:h>
      <text:p text:style-name="P15"><text:span text:style-name="T5"><text:tab/>Cara ini tergantung serba manual, dimana kita harus memasang dependensi(paket ketergantungan) terlebih dahulu dan juga cara ini bisa membuat system kita kotor dengan library yang tidak dibutuhkan oleh system kita, serta cara ini bersifat pribadi tidak dianjurkan untuk mendistribusikan paket yang telah berhasil dibuat.</text:span></text:p>
      <text:p text:style-name="P25"/>
      <text:p text:style-name="P25"><text:span text:style-name="T5">Mengambil kode sumber paket:</text:span></text:p>
      <text:p text:style-name="P9"><text:span text:style-name="T12">$ mkdir ~/Pemaketan</text:span></text:p>
      <text:p text:style-name="P9"><text:span text:style-name="T12">$ cd ~/Pemaketan</text:span></text:p>
      <text:p text:style-name="P9"><text:span text:style-name="T12">$ wget ftp://ftp.gnu.org/pub/gnu/ed/ed-1.6.tar.gz</text:span></text:p>
      <text:p text:style-name="P9"><text:span text:style-name="T12">$ tar zxvf ed-1.6.tar.gz</text:span></text:p>
      <text:p text:style-name="P9"><text:span text:style-name="T12">$ cd ed-1.6</text:span></text:p>
      <text:p text:style-name="P9"><text:soft-page-break/><text:span text:style-name="T12">$ ls</text:span></text:p>
      <text:p text:style-name="P9"><text:span text:style-name="T12">$ dh_make -e isi-email-kita -f ../ed-1.6.tar.gz</text:span></text:p>
      <text:p text:style-name="P9"><text:span text:style-name="T12">Type of package: single binary, multiple binary, library, kernel</text:span></text:p>
      <text:p text:style-name="P9"><text:span text:style-name="T12">module or cdbs?</text:span></text:p>
      <text:p text:style-name="P9"><text:span text:style-name="T12">[s/m/l/k/b] s</text:span></text:p>
      <text:p text:style-name="P9"><text:span text:style-name="T12">(Pilih "s")</text:span></text:p>
      <text:p text:style-name="P9"><text:span text:style-name="T12">$ cd debian</text:span></text:p>
      <text:p text:style-name="P9"><text:span text:style-name="T12">$ ls</text:span></text:p>
      <text:p text:style-name="P9"><text:span text:style-name="T12">$ rm *.ex *.EX docs info README.*</text:span></text:p>
      <text:p text:style-name="P9"><text:span text:style-name="T12">$ ls</text:span></text:p>
      <text:p text:style-name="P21"/>
      <text:p text:style-name="P9"><text:span text:style-name="T5">Secara default kita menggunakan editor text nano</text:span></text:p>
      <text:p text:style-name="P9"><text:span text:style-name="T12">$ cd ../</text:span></text:p>
      <text:p text:style-name="P9"><text:span text:style-name="T12">$ dch -e</text:span></text:p>
      <text:p text:style-name="P9"><text:span text:style-name="T12">Isi seperti berikut:</text:span></text:p>
      <text:p text:style-name="P9"><text:span text:style-name="T12">ed (1.6-1) unstable; urgency=low</text:span></text:p>
      <text:p text:style-name="P21"><text:s/></text:p>
      <text:p text:style-name="P9"><text:span text:style-name="T12"><text:s text:c="2"/>* Initial release</text:span></text:p>
      <text:p text:style-name="P9"><text:span text:style-name="T12">-- Joe Hacker &lt;joe.hacker@bungker.com&gt; 20:36:22 +0700</text:span></text:p>
      <text:p text:style-name="P9"><text:span text:style-name="T5">Tekan Ctrl + X untuk menyimpan dan tekan Y untuk konfirmasi.</text:span></text:p>
      <text:p text:style-name="P6"/>
      <text:p text:style-name="P9"><text:span text:style-name="T12">$ cd debian/</text:span></text:p>
      <text:p text:style-name="P9"><text:span text:style-name="T12">$ nano control</text:span></text:p>
      <text:p text:style-name="P9"><text:span text:style-name="T5">(Lengkapi seperti berikut):</text:span></text:p>
      <text:p text:style-name="P6"/>
      <text:p text:style-name="P9"><text:soft-page-break/><text:span text:style-name="T12">Source: ed</text:span></text:p>
      <text:p text:style-name="P9"><text:span text:style-name="T12">Section: editors</text:span></text:p>
      <text:p text:style-name="P9"><text:span text:style-name="T12">Priority: extra</text:span></text:p>
      <text:p text:style-name="P9"><text:span text:style-name="T12">Maintainer: Joe Hacker &lt;joe.hacker@bungker.com&gt;</text:span></text:p>
      <text:p text:style-name="P9"><text:span text:style-name="T12">Build-Depends: debhelper (&gt;= 8.0.0), autotools-dev</text:span></text:p>
      <text:p text:style-name="P9"><text:span text:style-name="T12">Standards-Version: 3.9.2</text:span></text:p>
      <text:p text:style-name="P9"><text:span text:style-name="T12">Homepage: http://www.gnu.org/software/ed/</text:span></text:p>
      <text:p text:style-name="P9"><text:span text:style-name="T12">Vcs-Git: git://github.com/joe/ed.git</text:span></text:p>
      <text:p text:style-name="P9"><text:span text:style-name="T12">Vcs-Browser: https://joe.hacker@github.com/joe/ed.git</text:span></text:p>
      <text:p text:style-name="P9"><text:span text:style-name="T12">Package: ed</text:span></text:p>
      <text:p text:style-name="P9"><text:span text:style-name="T12">Architecture: any</text:span></text:p>
      <text:p text:style-name="P9"><text:span text:style-name="T12">Depends: ${shlibs:Depends}, ${misc:Depends}</text:span></text:p>
      <text:p text:style-name="P9"><text:span text:style-name="T12">Description: classic UNIX line editor</text:span></text:p>
      <text:p text:style-name="P9"><text:span text:style-name="T12"><text:tab/>The ed is a line-oriented text editor. It is used to create, <text:tab/>display, modify and otherwise manipulate text files.</text:span></text:p>
      <text:p text:style-name="P21"/>
      <text:p text:style-name="P9"><text:span text:style-name="T12">$ nano copyright</text:span></text:p>
      <text:p text:style-name="P9"><text:span text:style-name="T5">(Lalu isi sebagai berikut):</text:span></text:p>
      <text:p text:style-name="P9"><text:span text:style-name="T12">Format: http://svn.debian.org/wsvn/dep/web/deps/dep5.mdwn?</text:span></text:p>
      <text:p text:style-name="P9"><text:span text:style-name="T12">op=file&amp;rev=174</text:span></text:p>
      <text:p text:style-name="P9"><text:span text:style-name="T12">Upstream-Name: ed</text:span></text:p>
      <text:p text:style-name="P9"><text:span text:style-name="T12">Source: http://www.gnu.org/software/ed/</text:span></text:p>
      <text:p text:style-name="P9"><text:span text:style-name="T12">Files: *</text:span></text:p>
      <text:p text:style-name="P9"><text:span text:style-name="T12">Copyright: 1993, 1994, 2006, 2007, 2008, 2009, 2010, 2011 Free</text:span></text:p>
      <text:p text:style-name="P9"><text:span text:style-name="T12">Software Foundation, Inc</text:span></text:p>
      <text:p text:style-name="P9"><text:soft-page-break/><text:span text:style-name="T12">2006, 2007, 2008, 2009 Backus &lt;ericb@lsid.hp.com&gt;</text:span></text:p>
      <text:p text:style-name="P9"><text:span text:style-name="T12">1993, Karl Berry &lt;kb@cs.umb.edu&gt;</text:span></text:p>
      <text:p text:style-name="P9"><text:span text:style-name="T12">1994, 2011 Theo Deraadt &lt;deraadt@newt.fsa.ca&gt;</text:span></text:p>
      <text:p text:style-name="P9"><text:span text:style-name="T12">2006, 2007 Kaveh R. Ghazi &lt;ghazi@noc.rutgers.edu&gt;</text:span></text:p>
      <text:p text:style-name="P9"><text:span text:style-name="T12">2010, 2011 Mike Haertel &lt;mike@ichips.intel.com&gt;</text:span></text:p>
      <text:p text:style-name="P9"><text:span text:style-name="T12">2011 Francois Pinard &lt;pinard@iro.umontreal.ca&gt;</text:span></text:p>
      <text:p text:style-name="P9"><text:span text:style-name="T12">1993, 1994 Rodney Ruddock &lt;rodney@snowhite.cis.uoguelph.ca&gt;</text:span></text:p>
      <text:p text:style-name="P9"><text:span text:style-name="T12">License: GPL-3.0+</text:span></text:p>
      <text:p text:style-name="P9"><text:span text:style-name="T12">Files: debian/*</text:span></text:p>
      <text:p text:style-name="P17"><text:span text:style-name="T13">Copyright: 2011 Joe Hacker &lt;</text:span><text:a xlink:type="simple" xlink:href="mailto:joe.hacker@isp.com" text:style-name="Internet_20_link" text:visited-style-name="Visited_20_Internet_20_Link">joe</text:a><text:a xlink:type="simple" xlink:href="mailto:joe.hacker@isp.com" text:style-name="Internet_20_link" text:visited-style-name="Visited_20_Internet_20_Link">.</text:a><text:a xlink:type="simple" xlink:href="mailto:joe.hacker@isp.com" text:style-name="Internet_20_link" text:visited-style-name="Visited_20_Internet_20_Link">hacker</text:a><text:a xlink:type="simple" xlink:href="mailto:joe.hacker@isp.com" text:style-name="Internet_20_link" text:visited-style-name="Visited_20_Internet_20_Link">@</text:a><text:a xlink:type="simple" xlink:href="mailto:joe.hacker@isp.com" text:style-name="Internet_20_link" text:visited-style-name="Visited_20_Internet_20_Link">isp</text:a><text:a xlink:type="simple" xlink:href="mailto:joe.hacker@isp.com" text:style-name="Internet_20_link" text:visited-style-name="Visited_20_Internet_20_Link">.</text:a><text:a xlink:type="simple" xlink:href="mailto:joe.hacker@isp.com" text:style-name="Internet_20_link" text:visited-style-name="Visited_20_Internet_20_Link">com</text:a><text:span text:style-name="T13">&gt;</text:span></text:p>
      <text:p text:style-name="P9"><text:span text:style-name="T12">License: GPL-3.0+</text:span></text:p>
      <text:p text:style-name="P9"><text:span text:style-name="T12">License: GPL-3.0+</text:span></text:p>
      <text:p text:style-name="P9"><text:span text:style-name="T12">This program is free software: you can redistribute it and/or</text:span></text:p>
      <text:p text:style-name="P9"><text:span text:style-name="T12">modify it under the terms of the GNU General Public License as</text:span></text:p>
      <text:p text:style-name="P9"><text:span text:style-name="T12">published by the Free Software Foundation, either version 3 of the License, or (at your option) any later version.</text:span></text:p>
      <text:p text:style-name="P9"><text:span text:style-name="T12">This package is distributed in the hope that it will be useful,</text:span></text:p>
      <text:p text:style-name="P9"><text:span text:style-name="T12">but WITHOUT ANY WARRANTY; without even the implied warranty of</text:span></text:p>
      <text:p text:style-name="P9"><text:span text:style-name="T12">MERCHANTABILITY or FITNESS FOR A PARTICULAR PURPOSE. See the</text:span></text:p>
      <text:p text:style-name="P9"><text:span text:style-name="T12">GNU General Public License for more details.</text:span></text:p>
      <text:p text:style-name="P21">.</text:p>
      <text:p text:style-name="P9"><text:span text:style-name="T12">You should have received a copy of the GNU General Public</text:span></text:p>
      <text:p text:style-name="P9"><text:span text:style-name="T12">License along with this program. If not, see &lt;http://www.gnu.org/licenses/&gt;.</text:span></text:p>
      <text:p text:style-name="P21"/>
      <text:p text:style-name="P9"><text:soft-page-break/><text:span text:style-name="T5">Tekan Ctrl + X untuk menyimpan dan tekan Y untuk konfirmasi</text:span></text:p>
      <text:p text:style-name="P6"/>
      <text:p text:style-name="P9"><text:span text:style-name="T12">$ cd ../</text:span></text:p>
      <text:p text:style-name="P21"/>
      <text:p text:style-name="P9"><text:span text:style-name="T5">Periksa dependensi apakah sudah terpasang</text:span></text:p>
      <text:p text:style-name="P9"><text:span text:style-name="T12">$ dpkg-checkbuilddeps</text:span></text:p>
      <text:p text:style-name="P21"/>
      <text:p text:style-name="P9"><text:span text:style-name="T5">Jika dependensi belum terpasang akan muncul dan silahkan dipasang, jika sudah terpasang tidak keluar apa-apa. Langsung lanjut membangun paket dengan menjalankan perintah :</text:span></text:p>
      <text:p text:style-name="P9"><text:span text:style-name="T12">$ dpkg-buildpackage -rfakeroot</text:span></text:p>
      <text:p text:style-name="P9"><text:span text:style-name="T5">Biasanya lintian akan meminta Passphrase, isi dengan Passphrase yang telah dibuat tadi.</text:span></text:p>
      <text:h text:style-name="Heading_20_4" text:outline-level="4"><text:bookmark-start text:name="__RefHeading__10514_1394287146"/><text:span text:style-name="T6">II. Membangun paket dengan pbuilder</text:span><text:bookmark-end text:name="__RefHeading__10514_1394287146"/></text:h>
      <text:p text:style-name="P9"/>
      <text:p text:style-name="P22"><text:span text:style-name="T5">Pbuilder atau personal package builder.</text:span></text:p>
      <text:p text:style-name="P6"/>
      <text:p text:style-name="P9"><text:span text:style-name="T7">“Mengapa menggunakan Pbuilder ?”</text:span></text:p>
      <text:p text:style-name="P8"/>
      <text:p text:style-name="P15"><text:span text:style-name="T5"><text:tab/>Pbuilder adalah Sistem pembangun paket Debian otomatis, memudahkan proses membangun paket Debian secara otomatis di dalam lingkungan yang bersih dari pustaka atau dependensi program yang tidak seharusnya dan dibangun pada sistem Debian lain misal akan diunggah ke lumbung paket BlankOn.</text:span></text:p>
      <text:p text:style-name="P25"><text:soft-page-break/><text:span text:style-name="T5"><text:tab/>Dengan lingkungan yang bersih maka paket-paket yang dibangun dan dihasilkan dari paket sumber akan membutuhkan paket-paket yang sesuai/cocok di lumbung paket standar distro asal atau turunan.</text:span></text:p>
      <text:p text:style-name="P25"><text:span text:style-name="T5"><text:tab/>Penggunaan pbuilder sebagai pembangun paket memungkinkan Anda untuk membangun paket dari dalam lingkungan chroot. Anda bisa saja membangun paket binary tanpa perlu menggunakan pbuilder, tapi Anda harus memiliki semua depedensi terinstal di sistem Anda terlebih dahulu. Karena pbuilder memungkinkan pemaket untuk memeriksa depedensi pembangun karena paket dibuat dalam instalasi system minimal, dan ketergantungan pembangun diunduh menurut berkas debian/control.</text:span></text:p>
      <text:p text:style-name="P25"><text:span text:style-name="T5"><text:tab/>Berikut adalah panduan singkat cara menginstal, menggunakan, dan memperbaharui lingkungan pbuilder, tapi banyak detail dari penggunaan pbuilder yang tidak disertakan dalam panduan ini. Halaman manual pbuilder memiliki banyak informasi yang dapat digunakan sebagai rujukan bila Anda mengalami masalah atau membutuhkan informasi yang lebih mendetail.</text:span></text:p>
      <text:p text:style-name="P7"/>
      <text:p text:style-name="P10"><text:span text:style-name="T5">a. Membuat informasi untuk pbuilder</text:span></text:p>
      <text:p text:style-name="P9"><text:span text:style-name="T12">$ nano /etc/pbuilderrc</text:span></text:p>
      <text:p text:style-name="P9"><text:span text:style-name="T5">(isi sesuai distro yang anda inginkan)</text:span></text:p>
      <text:p text:style-name="P9"><text:span text:style-name="T12">COMPONENTS="main restricted extras extras-restricted"</text:span></text:p>
      <text:p text:style-name="P9"><text:span text:style-name="T12">DISTRIBUTION=suroboyo</text:span></text:p>
      <text:p text:style-name="P9"><text:span text:style-name="T12">MIRRORSITE=http://arsip.blankonlinux.or.id/blankon/</text:span></text:p>
      <text:p text:style-name="P9"><text:span text:style-name="T12">DEBOOTSTRAPOPTS=('--keyring' <text:s/>'/usr/share/keyrings/blankon-archive-keyring.gpg')</text:span></text:p>
      <text:p text:style-name="P21"/>
      <text:p text:style-name="P9"><text:span text:style-name="T5">b. Mulai membangun pbuilder</text:span></text:p>
      <text:p text:style-name="P9"><text:soft-page-break/><text:span text:style-name="T12">$ sudo pbuilder create</text:span></text:p>
      <text:p text:style-name="P9"><text:span text:style-name="T5">Tunggu sampai proses selesai membangun BlankOn (distro) minimal</text:span></text:p>
      <text:p text:style-name="P6"/>
      <text:p text:style-name="P9"><text:span text:style-name="T5">c. Memperbarui pbuilder</text:span></text:p>
      <text:p text:style-name="P9"><text:span text:style-name="T12">$ sudo pbuilder --update</text:span></text:p>
      <text:p text:style-name="P21"/>
      <text:p text:style-name="P9"><text:span text:style-name="T5">c. Membangun paket di pbuilder</text:span></text:p>
      <text:p text:style-name="P9"><text:span text:style-name="T5">Caranya sama seperti diatas, namun yang pertama tadi kita menjalankan perintah</text:span></text:p>
      <text:p text:style-name="P9"><text:span text:style-name="T7">dpkg-buildpackage -rfakeroot</text:span></text:p>
      <text:p text:style-name="P8"/>
      <text:p text:style-name="P9"><text:span text:style-name="T5">Untuk pbuilder, jalankan perintah :</text:span></text:p>
      <text:p text:style-name="P9"><text:span text:style-name="T12">$ debuild -S</text:span></text:p>
      <text:p text:style-name="P9"><text:span text:style-name="T5">tunggu sampai proses selesai, dan jalankan</text:span></text:p>
      <text:p text:style-name="P9"><text:span text:style-name="T12">$ cd ../</text:span></text:p>
      <text:p text:style-name="P9"><text:span text:style-name="T12">$ sudo pbuilder build ed_1.6-1.dsc</text:span></text:p>
      <text:p text:style-name="P21"/>
      <text:p text:style-name="P9"><text:span text:style-name="T5">Untuk hasilnya bisa di cek di direcktori</text:span></text:p>
      <text:p text:style-name="P9"><text:span text:style-name="T12">$ cd /var/cache/pbuilder/result/</text:span></text:p>
      <text:p text:style-name="P9"><text:span text:style-name="T12">$ 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Source Code Pro" svg:font-family="'Source Code Pro'"/>
    <style:font-face style:name="Ubuntu" svg:font-family="Ubuntu"/>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101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default-outline-level="2"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cm" fo:margin-bottom="0.4cm" loext: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cm" fo:margin-bottom="0.4cm"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top="0.212cm" fo:margin-bottom="0.106cm" loext:contextual-spacing="false" fo:line-height="100%" fo:break-before="auto" fo:break-after="auto" fo:keep-with-next="always" style:writing-mode="lr-tb"/>
      <style:text-properties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423cm" fo:margin-bottom="0.106cm"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loext: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loext: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9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9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style:text-properties style:font-name="Verdana1"/>
      </text:list-level-style-bullet>
      <text:list-level-style-bullet text:level="3" text:style-name="List1Level2" text:bullet-char="▪">
        <style:list-level-properties text:space-before="3.493cm"/>
        <style:text-properties style:font-name="Verdana1"/>
      </text:list-level-style-bullet>
      <text:list-level-style-bullet text:level="4" text:style-name="List1Level3" text:bullet-char="•">
        <style:list-level-properties text:space-before="4.445cm"/>
        <style:text-properties style:font-name="Verdana1"/>
      </text:list-level-style-bullet>
      <text:list-level-style-bullet text:level="5" text:style-name="List1Level4" text:bullet-char="◦">
        <style:list-level-properties text:space-before="5.715cm"/>
        <style:text-properties style:font-name="Verdana1"/>
      </text:list-level-style-bullet>
      <text:list-level-style-bullet text:level="6" text:style-name="List1Level5" text:bullet-char="▪">
        <style:list-level-properties text:space-before="7.303cm"/>
        <style:text-properties style:font-name="Verdana1"/>
      </text:list-level-style-bullet>
      <text:list-level-style-bullet text:level="7" text:style-name="List1Level6" text:bullet-char="•">
        <style:list-level-properties text:space-before="8.255cm"/>
        <style:text-properties style:font-name="Verdana1"/>
      </text:list-level-style-bullet>
      <text:list-level-style-bullet text:level="8" text:style-name="List1Level7" text:bullet-char="◦">
        <style:list-level-properties text:space-before="9.525cm"/>
        <style:text-properties style:font-name="Verdana1"/>
      </text:list-level-style-bullet>
      <text:list-level-style-bullet text:level="9" text:style-name="List1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style:text-properties style:font-name="Verdana1"/>
      </text:list-level-style-bullet>
      <text:list-level-style-bullet text:level="3" text:style-name="List2Level2" text:bullet-char="▪">
        <style:list-level-properties text:space-before="3.493cm"/>
        <style:text-properties style:font-name="Verdana1"/>
      </text:list-level-style-bullet>
      <text:list-level-style-bullet text:level="4" text:style-name="List2Level3" text:bullet-char="•">
        <style:list-level-properties text:space-before="4.445cm"/>
        <style:text-properties style:font-name="Verdana1"/>
      </text:list-level-style-bullet>
      <text:list-level-style-bullet text:level="5" text:style-name="List2Level4" text:bullet-char="◦">
        <style:list-level-properties text:space-before="5.715cm"/>
        <style:text-properties style:font-name="Verdana1"/>
      </text:list-level-style-bullet>
      <text:list-level-style-bullet text:level="6" text:style-name="List2Level5" text:bullet-char="▪">
        <style:list-level-properties text:space-before="7.303cm"/>
        <style:text-properties style:font-name="Verdana1"/>
      </text:list-level-style-bullet>
      <text:list-level-style-bullet text:level="7" text:style-name="List2Level6" text:bullet-char="•">
        <style:list-level-properties text:space-before="8.255cm"/>
        <style:text-properties style:font-name="Verdana1"/>
      </text:list-level-style-bullet>
      <text:list-level-style-bullet text:level="8" text:style-name="List2Level7" text:bullet-char="◦">
        <style:list-level-properties text:space-before="9.525cm"/>
        <style:text-properties style:font-name="Verdana1"/>
      </text:list-level-style-bullet>
      <text:list-level-style-bullet text:level="9" text:style-name="List2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1"/>
      </text:list-level-style-bullet>
      <text:list-level-style-bullet text:level="2" text:style-name="List3Level1" text:bullet-char="◦">
        <style:list-level-properties text:space-before="1.905cm"/>
        <style:text-properties style:font-name="Verdana1"/>
      </text:list-level-style-bullet>
      <text:list-level-style-bullet text:level="3" text:style-name="List3Level2" text:bullet-char="▪">
        <style:list-level-properties text:space-before="3.493cm"/>
        <style:text-properties style:font-name="Verdana1"/>
      </text:list-level-style-bullet>
      <text:list-level-style-bullet text:level="4" text:style-name="List3Level3" text:bullet-char="•">
        <style:list-level-properties text:space-before="4.445cm"/>
        <style:text-properties style:font-name="Verdana1"/>
      </text:list-level-style-bullet>
      <text:list-level-style-bullet text:level="5" text:style-name="List3Level4" text:bullet-char="◦">
        <style:list-level-properties text:space-before="5.715cm"/>
        <style:text-properties style:font-name="Verdana1"/>
      </text:list-level-style-bullet>
      <text:list-level-style-bullet text:level="6" text:style-name="List3Level5" text:bullet-char="▪">
        <style:list-level-properties text:space-before="7.303cm"/>
        <style:text-properties style:font-name="Verdana1"/>
      </text:list-level-style-bullet>
      <text:list-level-style-bullet text:level="7" text:style-name="List3Level6" text:bullet-char="•">
        <style:list-level-properties text:space-before="8.255cm"/>
        <style:text-properties style:font-name="Verdana1"/>
      </text:list-level-style-bullet>
      <text:list-level-style-bullet text:level="8" text:style-name="List3Level7" text:bullet-char="◦">
        <style:list-level-properties text:space-before="9.525cm"/>
        <style:text-properties style:font-name="Verdana1"/>
      </text:list-level-style-bullet>
      <text:list-level-style-bullet text:level="9" text:style-name="List3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style:text-properties style:font-name="Verdana1"/>
      </text:list-level-style-bullet>
      <text:list-level-style-bullet text:level="3" text:style-name="List4Level2" text:bullet-char="▪">
        <style:list-level-properties text:space-before="3.493cm"/>
        <style:text-properties style:font-name="Verdana1"/>
      </text:list-level-style-bullet>
      <text:list-level-style-bullet text:level="4" text:style-name="List4Level3" text:bullet-char="•">
        <style:list-level-properties text:space-before="4.445cm"/>
        <style:text-properties style:font-name="Verdana1"/>
      </text:list-level-style-bullet>
      <text:list-level-style-bullet text:level="5" text:style-name="List4Level4" text:bullet-char="◦">
        <style:list-level-properties text:space-before="5.715cm"/>
        <style:text-properties style:font-name="Verdana1"/>
      </text:list-level-style-bullet>
      <text:list-level-style-bullet text:level="6" text:style-name="List4Level5" text:bullet-char="▪">
        <style:list-level-properties text:space-before="7.303cm"/>
        <style:text-properties style:font-name="Verdana1"/>
      </text:list-level-style-bullet>
      <text:list-level-style-bullet text:level="7" text:style-name="List4Level6" text:bullet-char="•">
        <style:list-level-properties text:space-before="8.255cm"/>
        <style:text-properties style:font-name="Verdana1"/>
      </text:list-level-style-bullet>
      <text:list-level-style-bullet text:level="8" text:style-name="List4Level7" text:bullet-char="◦">
        <style:list-level-properties text:space-before="9.525cm"/>
        <style:text-properties style:font-name="Verdana1"/>
      </text:list-level-style-bullet>
      <text:list-level-style-bullet text:level="9" text:style-name="List4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style:text-properties style:font-name="Verdana1"/>
      </text:list-level-style-bullet>
      <text:list-level-style-bullet text:level="3" text:style-name="List5Level2" text:bullet-char="">
        <style:list-level-properties text:space-before="3.493cm"/>
        <style:text-properties style:font-name="Verdana1"/>
      </text:list-level-style-bullet>
      <text:list-level-style-bullet text:level="4" text:style-name="List5Level3" text:bullet-char="">
        <style:list-level-properties text:space-before="4.445cm"/>
        <style:text-properties style:font-name="Verdana1"/>
      </text:list-level-style-bullet>
      <text:list-level-style-bullet text:level="5" text:style-name="List5Level4" text:bullet-char="">
        <style:list-level-properties text:space-before="5.715cm"/>
        <style:text-properties style:font-name="Verdana1"/>
      </text:list-level-style-bullet>
      <text:list-level-style-bullet text:level="6" text:style-name="List5Level5" text:bullet-char="">
        <style:list-level-properties text:space-before="7.303cm"/>
        <style:text-properties style:font-name="Verdana1"/>
      </text:list-level-style-bullet>
      <text:list-level-style-bullet text:level="7" text:style-name="List5Level6" text:bullet-char="">
        <style:list-level-properties text:space-before="8.255cm"/>
        <style:text-properties style:font-name="Verdana1"/>
      </text:list-level-style-bullet>
      <text:list-level-style-bullet text:level="8" text:style-name="List5Level7" text:bullet-char="">
        <style:list-level-properties text:space-before="9.525cm"/>
        <style:text-properties style:font-name="Verdana1"/>
      </text:list-level-style-bullet>
      <text:list-level-style-bullet text:level="9" text:style-name="List5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12cm"/>
        <style:text-properties style:font-name="Verdana1"/>
      </text:list-level-style-bullet>
      <text:list-level-style-bullet text:level="2" text:style-name="List6Level1" text:bullet-char="•">
        <style:list-level-properties text:space-before="1.905cm" text:min-label-width="0.589cm"/>
        <style:text-properties style:font-name="Verdana1"/>
      </text:list-level-style-bullet>
      <text:list-level-style-bullet text:level="3" text:style-name="List6Level2" text:bullet-char="•">
        <style:list-level-properties text:space-before="3.492cm" text:min-label-width="0.249cm"/>
        <style:text-properties style:font-name="Verdana1"/>
      </text:list-level-style-bullet>
      <text:list-level-style-bullet text:level="4" text:style-name="List6Level3" text:bullet-char="•">
        <style:list-level-properties text:space-before="4.445cm" text:min-label-width="0.543cm"/>
        <style:text-properties style:font-name="Verdana1"/>
      </text:list-level-style-bullet>
      <text:list-level-style-bullet text:level="5" text:style-name="List6Level4" text:bullet-char="•">
        <style:list-level-properties text:space-before="5.715cm" text:min-label-width="0.52cm"/>
        <style:text-properties style:font-name="Verdana1"/>
      </text:list-level-style-bullet>
      <text:list-level-style-bullet text:level="6" text:style-name="List6Level5" text:bullet-char="•">
        <style:list-level-properties text:space-before="7.302cm" text:min-label-width="0.18cm"/>
        <style:text-properties style:font-name="Verdana1"/>
      </text:list-level-style-bullet>
      <text:list-level-style-bullet text:level="7" text:style-name="List6Level6" text:bullet-char="•">
        <style:list-level-properties text:space-before="8.255cm" text:min-label-width="0.474cm"/>
        <style:text-properties style:font-name="Verdana1"/>
      </text:list-level-style-bullet>
      <text:list-level-style-bullet text:level="8" text:style-name="List6Level7" text:bullet-char="•">
        <style:list-level-properties text:space-before="9.525cm" text:min-label-width="0.452cm"/>
        <style:text-properties style:font-name="Verdana1"/>
      </text:list-level-style-bullet>
      <text:list-level-style-bullet text:level="9" text:style-name="List6Level8" text:bullet-char="•">
        <style:list-level-properties text:space-before="11.113cm" text:min-label-width="0.111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00%" style:page-number="auto" fo:break-before="auto" fo:break-after="auto" style:writing-mode="lr-tb"/>
    </style:style>
    <style:style style:name="MP2" style:family="paragraph" style:parent-style-name="Standard">
      <style:paragraph-properties fo:line-height="100%" fo:break-before="auto" fo:break-after="auto" style:writing-mode="lr-tb"/>
    </style:style>
    <style:style style:name="MT1" style:family="text">
      <style:text-properties style:font-name="Ubuntu" fo:font-style="italic" style:font-name-asian="Ubuntu" style:font-style-asian="italic" style:font-name-complex="Ubuntu" style:font-style-complex="italic"/>
    </style:style>
    <style:style style:name="MT2" style:family="text">
      <style:text-properties style:font-name="Ubuntu" style:font-name-asian="Ubuntu" style:font-name-complex="Ubuntu"/>
    </style:style>
    <style:page-layout style:name="Mpm1">
      <style:page-layout-properties fo:page-width="21.59cm" fo:page-height="27.94cm" style:num-format="1" style:print-orientation="portrait" fo:margin-top="1.249cm" fo:margin-bottom="1.249cm" fo:margin-left="3cm" fo:margin-right="2cm" fo:border="none" fo:padding="0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5cm" fo:margin-left="0cm" fo:margin-right="0cm" fo:margin-bottom="1.75cm" style:dynamic-spacing="true"/>
      </style:header-style>
      <style:footer-style>
        <style:header-footer-properties fo:min-height="1.55cm" fo:margin-left="0cm" fo:margin-right="0cm" fo:margin-top="0.7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Panduan Pemaketan</text:span><text:span text:style-name="MT2"> <text:tab/><text:tab/><text:tab/><text:tab/><text:tab/><text:tab/><text:tab/><text:tab/></text:span><text:span text:style-name="MT2"><text:page-number text:select-page="current">1</text:page-number></text:span><text:span text:style-name="MT2"> dari </text:span><text:span text:style-name="MT2"><text:page-count>1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MacOSX_X86_64 LibreOffice_project/958349dc3b25111dbca392fbc281a05559ef6848</meta:generator>
    <dc:creator>Estu Fardani</dc:creator>
    <meta:editing-cycles>6</meta:editing-cycles>
    <dc:date>2014-09-04T10:41:58.431747000</dc:date>
    <meta:editing-duration>PT30M45S</meta:editing-duration>
    <dc:description>Panduan ini berisi langkah-langkah bagaimana memaketkan di BlankOn Linux</dc:description>
    <meta:keyword>Pemaketan</meta:keyword>
    <meta:keyword>BlankOn</meta:keyword>
    <meta:keyword>Panduan</meta:keyword>
    <dc:subject>Estu Fardani</dc:subject>
    <dc:title>Panduan Pemaketan BlankOn</dc:title>
    <meta:document-statistic meta:table-count="3" meta:image-count="0" meta:object-count="0" meta:page-count="17" meta:paragraph-count="217" meta:word-count="2049" meta:character-count="14691" meta:non-whitespace-character-count="12885"/>
  </office:meta>
</office:document-meta>
</file>